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9481C32625F69A6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paragraph" svg:width="17.59cm" svg:height="9.894cm" draw:z-index="0"><draw:image xlink:href="Pictures/1000000000000780000004389481C32625F69A6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2-07-05T15:58:26.737000000</dc:date>
    <meta:editing-duration>PT5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